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OpenSymbol" svg:font-family="OpenSymbol" style:font-charset="x-symbol"/>
    <style:font-face style:name="SimSun" svg:font-family="SimSun" style:font-family-generic="modern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 fo:font-size="12pt" fo:language="pt" fo:country="BR" fo:font-weight="normal" officeooo:rsid="000022a9" officeooo:paragraph-rsid="000022a9" style:font-size-asian="10.5pt" style:font-weight-asian="normal" style:font-size-complex="12pt" style:font-weight-complex="normal"/>
    </style:style>
    <style:style style:name="P2" style:family="paragraph" style:parent-style-name="Preformatted_20_Text">
      <style:text-properties style:font-name="FreeSans" fo:font-size="12pt" fo:language="pt" fo:country="BR" fo:font-weight="normal" officeooo:rsid="000022a9" officeooo:paragraph-rsid="0008a1e7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style:font-name="FreeSans" fo:font-size="12pt" fo:language="pt" fo:country="BR" fo:font-weight="normal" officeooo:rsid="000022a9" officeooo:paragraph-rsid="000f973e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FreeSans" fo:font-size="12pt" fo:language="pt" fo:country="BR" fo:font-weight="normal" officeooo:rsid="000022a9" officeooo:paragraph-rsid="000c0644" style:font-size-asian="10.5pt" style:font-weight-asian="normal" style:font-size-complex="12pt" style:font-weight-complex="normal"/>
    </style:style>
    <style:style style:name="P5" style:family="paragraph" style:parent-style-name="Preformatted_20_Text">
      <style:text-properties style:font-name="FreeSans" fo:font-size="12pt" fo:language="pt" fo:country="BR" fo:font-weight="normal" officeooo:rsid="0008a1e7" officeooo:paragraph-rsid="0008a1e7" style:font-size-asian="10.5pt" style:font-weight-asian="normal" style:font-size-complex="12pt" style:font-weight-complex="normal"/>
    </style:style>
    <style:style style:name="P6" style:family="paragraph" style:parent-style-name="Preformatted_20_Text">
      <style:text-properties style:font-name="FreeSans" fo:font-size="12pt" fo:language="pt" fo:country="BR" fo:font-weight="normal" officeooo:rsid="0008a1e7" officeooo:paragraph-rsid="0012294f" style:font-size-asian="10.5pt" style:font-weight-asian="normal" style:font-size-complex="12pt" style:font-weight-complex="normal"/>
    </style:style>
    <style:style style:name="P7" style:family="paragraph" style:parent-style-name="Preformatted_20_Text">
      <style:text-properties style:font-name="FreeSans" fo:font-size="12pt" fo:language="pt" fo:country="BR" fo:font-weight="normal" officeooo:rsid="0008a1e7" officeooo:paragraph-rsid="00110b90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style:font-name="FreeSans" fo:font-size="12pt" fo:language="pt" fo:country="BR" fo:font-weight="normal" officeooo:rsid="0004bb5e" officeooo:paragraph-rsid="0008a1e7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902a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2294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style:font-name="FreeSans" fo:font-size="12pt" fo:language="pt" fo:country="BR" fo:font-style="normal" fo:font-weight="normal" officeooo:rsid="000ad992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18" style:family="paragraph" style:parent-style-name="Preformatted_20_Text">
      <style:text-properties style:font-name="FreeSans" fo:font-size="12pt" fo:language="pt" fo:country="BR" fo:font-style="italic" style:text-underline-style="none" fo:font-weight="normal" officeooo:rsid="0008a1e7" officeooo:paragraph-rsid="0012294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text-properties fo:color="#c9211e" loext:opacity="100%" style:font-name="FreeMono" fo:font-size="12pt" fo:language="pt" fo:country="BR" fo:font-style="normal" fo:font-weight="normal" officeooo:rsid="000902ad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0" style:family="paragraph" style:parent-style-name="Preformatted_20_Text">
      <style:text-properties fo:color="#c9211e" loext:opacity="100%" style:font-name="FreeMono" fo:font-size="12pt" fo:language="pt" fo:country="BR" fo:font-style="normal" fo:font-weight="normal" officeooo:rsid="00094175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6" style:family="paragraph" style:parent-style-name="Contents_20_6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text-align="center" style:justify-single-word="false"/>
      <style:text-properties style:font-name="FreeSans" fo:language="pt" fo:country="BR" officeooo:rsid="0014e59e" officeooo:paragraph-rsid="0014e59e"/>
    </style:style>
    <style:style style:name="P28" style:family="paragraph" style:parent-style-name="Heading_20_2">
      <style:text-properties fo:language="pt" fo:country="BR" officeooo:rsid="000f973e" officeooo:paragraph-rsid="000f973e"/>
    </style:style>
    <style:style style:name="P29" style:family="paragraph" style:parent-style-name="Heading_20_2">
      <style:text-properties fo:language="pt" fo:country="BR" officeooo:rsid="000e7ff6" officeooo:paragraph-rsid="000e7ff6"/>
    </style:style>
    <style:style style:name="P30" style:family="paragraph" style:parent-style-name="Heading_20_3">
      <style:text-properties fo:font-size="14pt" fo:language="pt" fo:country="BR" officeooo:rsid="0014e59e" officeooo:paragraph-rsid="0014e59e" style:font-size-asian="14pt" style:font-size-complex="14pt"/>
    </style:style>
    <style:style style:name="P31" style:family="paragraph" style:parent-style-name="Heading_20_3">
      <style:text-properties fo:font-size="14pt" fo:language="pt" fo:country="BR" officeooo:paragraph-rsid="00110b90" style:font-size-asian="14pt" style:font-size-complex="14pt"/>
    </style:style>
    <style:style style:name="P32" style:family="paragraph" style:parent-style-name="Heading_20_3">
      <style:text-properties style:font-name="FreeSans" fo:language="pt" fo:country="BR" officeooo:rsid="0008a1e7" officeooo:paragraph-rsid="000f973e"/>
    </style:style>
    <style:style style:name="P33" style:family="paragraph" style:parent-style-name="Heading_20_4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4">
      <style:text-properties style:font-name="FreeSans" fo:font-size="12pt" fo:language="pt" fo:country="BR" fo:font-style="normal" fo:font-weight="normal" officeooo:rsid="00110b90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4">
      <style:text-properties style:font-name="FreeSans" fo:language="pt" fo:country="BR" officeooo:paragraph-rsid="000f973e"/>
    </style:style>
    <style:style style:name="P36" style:family="paragraph" style:parent-style-name="Heading_20_4">
      <style:text-properties style:font-name="FreeSans" fo:language="pt" fo:country="BR" fo:font-style="normal" officeooo:rsid="000902ad" officeooo:paragraph-rsid="000f973e" style:font-style-asian="normal" style:font-style-complex="normal"/>
    </style:style>
    <style:style style:name="P37" style:family="paragraph" style:parent-style-name="Heading_20_4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38" style:family="paragraph" style:parent-style-name="Heading_20_4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39" style:family="paragraph" style:parent-style-name="Heading_20_4">
      <style:text-properties fo:color="#000000" loext:opacity="100%" style:font-name="FreeSans" fo:language="pt" fo:country="BR" fo:font-style="italic" officeooo:rsid="0008a1e7" officeooo:paragraph-rsid="0012294f" style:font-style-asian="italic" style:font-style-complex="italic"/>
    </style:style>
    <style:style style:name="P40" style:family="paragraph" style:parent-style-name="Heading_20_4">
      <style:text-properties fo:language="pt" fo:country="BR"/>
    </style:style>
    <style:style style:name="P41" style:family="paragraph" style:parent-style-name="Heading_20_4">
      <style:text-properties fo:language="pt" fo:country="BR" officeooo:rsid="00110b90" officeooo:paragraph-rsid="00110b90"/>
    </style:style>
    <style:style style:name="P42" style:family="paragraph" style:parent-style-name="Heading_20_4">
      <style:text-properties fo:language="pt" fo:country="BR" officeooo:paragraph-rsid="000f973e"/>
    </style:style>
    <style:style style:name="P43" style:family="paragraph" style:parent-style-name="Heading_20_5">
      <style:text-properties style:font-name="FreeSans" fo:font-size="12pt" fo:language="pt" fo:country="BR" fo:font-style="normal" fo:font-weight="bold" officeooo:rsid="0010d550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44" style:family="paragraph" style:parent-style-name="Heading_20_5">
      <style:text-properties style:font-name="FreeSans" fo:font-size="12pt" fo:language="pt" fo:country="BR" fo:font-style="normal" style:text-underline-style="none" fo:font-weight="bold" officeooo:rsid="0012294f" officeooo:paragraph-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45" style:family="paragraph" style:parent-style-name="Heading_20_5">
      <style:text-properties fo:language="pt" fo:country="BR"/>
    </style:style>
    <style:style style:name="P46" style:family="paragraph" style:parent-style-name="Heading_20_6">
      <style:text-properties fo:language="pt" fo:country="BR" officeooo:rsid="00110b90" officeooo:paragraph-rsid="00110b90"/>
    </style:style>
    <style:style style:name="P47" style:family="paragraph" style:parent-style-name="Heading_20_6">
      <style:text-properties fo:language="pt" fo:country="BR"/>
    </style:style>
    <style:style style:name="P48" style:family="paragraph" style:parent-style-name="Heading_20_6">
      <style:text-properties fo:language="pt" fo:country="BR" officeooo:paragraph-rsid="00110b90"/>
    </style:style>
    <style:style style:name="P49" style:family="paragraph" style:parent-style-name="Preformatted_20_Text" style:list-style-name="List_20_1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50" style:family="paragraph" style:parent-style-name="Preformatted_20_Text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51" style:family="paragraph" style:parent-style-name="Preformatted_20_Text">
      <style:text-properties style:font-name="FreeSans" fo:font-size="12pt" fo:language="pt" fo:country="BR" fo:font-weight="bold" officeooo:rsid="0014e59e" officeooo:paragraph-rsid="0014e59e" style:font-size-asian="10.5pt" style:font-weight-asian="bold" style:font-size-complex="12pt" style:font-weight-complex="bold"/>
    </style:style>
    <style:style style:name="P52" style:family="paragraph" style:parent-style-name="Preformatted_20_Text">
      <style:text-properties style:font-name="FreeSans" fo:font-size="12pt" fo:language="pt" fo:country="BR" fo:font-weight="normal" officeooo:rsid="0014e59e" officeooo:paragraph-rsid="0014e59e" style:font-size-asian="10.5pt" style:font-weight-asian="normal" style:font-size-complex="12pt" style:font-weight-complex="normal"/>
    </style:style>
    <style:style style:name="P53" style:family="paragraph" style:parent-style-name="Preformatted_20_Text">
      <style:text-properties style:font-name="FreeSans" fo:language="pt" fo:country="BR" officeooo:rsid="000c0644" officeooo:paragraph-rsid="000902ad"/>
    </style:style>
    <style:style style:name="P54" style:family="paragraph" style:parent-style-name="Preformatted_20_Text">
      <style:text-properties fo:language="pt" fo:country="BR" officeooo:paragraph-rsid="000f973e"/>
    </style:style>
    <style:style style:name="P55" style:family="paragraph" style:parent-style-name="Preformatted_20_Text">
      <style:text-properties fo:color="#c9211e" loext:opacity="100%" fo:language="pt" fo:country="BR" officeooo:paragraph-rsid="000f973e"/>
    </style:style>
    <style:style style:name="P56" style:family="paragraph" style:parent-style-name="Standard">
      <style:text-properties style:font-name="FreeSans" fo:language="pt" fo:country="BR"/>
    </style:style>
    <style:style style:name="P57" style:family="paragraph" style:parent-style-name="Standard">
      <style:paragraph-properties fo:break-before="page"/>
      <style:text-properties style:font-name="FreeSans" fo:language="pt" fo:country="BR" officeooo:rsid="000f973e" officeooo:paragraph-rsid="000f973e"/>
    </style:style>
    <style:style style:name="P58" style:family="paragraph" style:parent-style-name="Standard">
      <style:text-properties style:font-name="FreeSans" fo:language="pt" fo:country="BR" officeooo:rsid="000b2fb9" officeooo:paragraph-rsid="000c0644"/>
    </style:style>
    <style:style style:name="P59" style:family="paragraph" style:parent-style-name="Standard">
      <style:text-properties style:font-name="FreeSans" fo:language="pt" fo:country="BR" officeooo:rsid="000b2fb9" officeooo:paragraph-rsid="000f973e"/>
    </style:style>
    <style:style style:name="P60" style:family="paragraph" style:parent-style-name="Standard">
      <style:text-properties fo:color="#000000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61" style:family="paragraph" style:parent-style-name="Text_20_body">
      <style:text-properties style:font-name="FreeSans" fo:language="pt" fo:country="BR" officeooo:rsid="0004bb5e" officeooo:paragraph-rsid="0004bb5e"/>
    </style:style>
    <style:style style:name="P62" style:family="paragraph" style:parent-style-name="Text_20_body">
      <style:text-properties style:font-name="FreeSans" fo:language="pt" fo:country="BR" officeooo:rsid="00106a74" officeooo:paragraph-rsid="0006b112"/>
    </style:style>
    <style:style style:name="P63" style:family="paragraph" style:parent-style-name="Text_20_body">
      <style:text-properties style:font-name="FreeSans" fo:language="pt" fo:country="BR" officeooo:rsid="0014e59e" officeooo:paragraph-rsid="0014e59e"/>
    </style:style>
    <style:style style:name="P64" style:family="paragraph" style:parent-style-name="Text_20_body">
      <style:text-properties style:font-name="FreeSans" fo:language="pt" fo:country="BR" officeooo:rsid="000b2fb9" officeooo:paragraph-rsid="00110b90"/>
    </style:style>
    <style:style style:name="P65" style:family="paragraph" style:parent-style-name="Text_20_body" style:list-style-name="L1">
      <style:text-properties style:font-name="FreeSans" fo:language="pt" fo:country="BR" officeooo:rsid="000b2fb9" officeooo:paragraph-rsid="00110b90"/>
    </style:style>
    <style:style style:name="P66" style:family="paragraph" style:parent-style-name="Text_20_body">
      <style:text-properties style:font-name="FreeSans" fo:language="pt" fo:country="BR" officeooo:rsid="000b2fb9" officeooo:paragraph-rsid="000c0644"/>
    </style:style>
    <style:style style:name="P67" style:family="paragraph" style:parent-style-name="Text_20_body" style:list-style-name="L2">
      <style:text-properties style:font-name="FreeSans" fo:language="pt" fo:country="BR" officeooo:paragraph-rsid="000c0644"/>
    </style:style>
    <style:style style:name="P68" style:family="paragraph" style:parent-style-name="Text_20_body" style:list-style-name="L4">
      <style:text-properties style:font-name="FreeSans" fo:font-weight="normal" officeooo:rsid="0014e59e" officeooo:paragraph-rsid="0014e59e" style:font-weight-asian="normal" style:font-weight-complex="normal"/>
    </style:style>
    <style:style style:name="P69" style:family="paragraph" style:parent-style-name="Text_20_body" style:list-style-name="L3">
      <style:text-properties style:font-name="FreeSans" fo:language="pt" fo:country="BR" officeooo:rsid="0014e59e" officeooo:paragraph-rsid="0014e59e"/>
    </style:style>
    <style:style style:name="P70" style:family="paragraph" style:parent-style-name="Text_20_body" style:list-style-name="L3">
      <style:text-properties style:font-name="FreeSans" fo:language="pt" fo:country="BR" officeooo:rsid="0014e59e" officeooo:paragraph-rsid="000902ad"/>
    </style:style>
    <style:style style:name="P71" style:family="paragraph" style:parent-style-name="Text_20_body" style:list-style-name="L3">
      <style:text-properties style:font-name="FreeSans" fo:language="pt" fo:country="BR" officeooo:rsid="0014e59e" officeooo:paragraph-rsid="00152525"/>
    </style:style>
    <style:style style:name="P72" style:family="paragraph" style:parent-style-name="Text_20_body" style:list-style-name="L4">
      <style:text-properties style:font-name="FreeSans" fo:language="pt" fo:country="BR" fo:font-weight="bold" officeooo:rsid="0014e59e" officeooo:paragraph-rsid="0014e59e" style:font-weight-asian="bold" style:font-weight-complex="bold"/>
    </style:style>
    <style:style style:name="P73" style:family="paragraph" style:parent-style-name="Text_20_body" style:list-style-name="L4">
      <style:text-properties style:font-name="FreeSans" fo:language="pt" fo:country="BR" fo:font-weight="normal" officeooo:rsid="0014e59e" officeooo:paragraph-rsid="0014e59e" style:font-weight-asian="normal" style:font-weight-complex="normal"/>
    </style:style>
    <style:style style:name="P74" style:family="paragraph" style:parent-style-name="Text_20_body">
      <style:text-properties fo:language="pt" fo:country="BR" officeooo:paragraph-rsid="000902ad"/>
    </style:style>
    <style:style style:name="P75" style:family="paragraph" style:parent-style-name="Text_20_body">
      <style:text-properties fo:language="pt" fo:country="BR" officeooo:rsid="000b2fb9" officeooo:paragraph-rsid="00110b90"/>
    </style:style>
    <style:style style:name="P76" style:family="paragraph" style:parent-style-name="Text_20_body">
      <style:text-properties fo:language="pt" fo:country="BR" officeooo:paragraph-rsid="00110b90"/>
    </style:style>
    <style:style style:name="P77" style:family="paragraph" style:parent-style-name="Text_20_body">
      <style:text-properties fo:language="pt" fo:country="BR"/>
    </style:style>
    <style:style style:name="P78" style:family="paragraph" style:parent-style-name="Text_20_body">
      <style:text-properties fo:language="pt" fo:country="BR" officeooo:paragraph-rsid="000f973e"/>
    </style:style>
    <style:style style:name="P79" style:family="paragraph" style:parent-style-name="Text_20_body">
      <style:text-properties fo:language="pt" fo:country="BR" officeooo:paragraph-rsid="0012294f"/>
    </style:style>
    <style:style style:name="P80" style:family="paragraph" style:parent-style-name="Text_20_body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81" style:family="paragraph" style:parent-style-name="Text_20_body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82" style:family="paragraph">
      <style:paragraph-properties fo:text-align="center"/>
    </style:style>
    <style:style style:name="P83" style:family="paragraph">
      <loext:graphic-properties draw:fill-color="#fff5ce"/>
      <style:paragraph-properties fo:text-align="center" style:writing-mode="lr-tb"/>
    </style:style>
    <style:style style:name="P84" style:family="paragraph">
      <loext:graphic-properties draw:fill="none" draw:fill-color="#ffffff"/>
      <style:text-properties style:font-name="FreeSans"/>
    </style:style>
    <style:style style:name="P85" style:family="paragraph">
      <loext:graphic-properties draw:fill="none" draw:fill-color="#ffffff"/>
    </style:style>
    <style:style style:name="P86" style:family="paragraph">
      <style:paragraph-properties fo:text-align="start" style:writing-mode="lr-tb"/>
      <style:text-properties style:font-name="FreeSans"/>
    </style:style>
    <style:style style:name="P87" style:family="paragraph">
      <style:paragraph-properties fo:text-align="center" style:writing-mode="lr-tb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88" style:family="paragraph">
      <loext:graphic-properties draw:fill-color="#fff5ce"/>
      <style:paragraph-properties fo:text-align="center" style:writing-mode="lr-tb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FreeSans" fo:font-size="12pt" fo:font-style="normal" fo:font-weight="bold" officeooo:rsid="000902a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2" style:family="text">
      <style:text-properties style:font-name="FreeSans" fo:font-size="12pt" fo:font-style="normal" style:text-underline-style="none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3" style:family="text">
      <style:text-properties style:font-name="FreeSans" fo:font-size="12pt" fo:font-style="normal" style:text-underline-style="none" fo:font-weight="bold" officeooo: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4" style:family="text">
      <style:text-properties officeooo:rsid="0008a1e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font-name-asian="NSimSun" style:font-style-asian="italic" style:font-name-complex="Liberation Mono" style:font-style-complex="italic"/>
    </style:style>
    <style:style style:name="T8" style:family="text">
      <style:text-properties style:text-underline-style="none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fo:font-weight="bold" officeooo:rsid="000f973e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e59e" style:font-weight-asian="normal" style:font-weight-complex="normal"/>
    </style:style>
    <style:style style:name="T13" style:family="text">
      <style:text-properties officeooo:rsid="000902ad"/>
    </style:style>
    <style:style style:name="T14" style:family="text">
      <style:text-properties officeooo:rsid="000902ad" style:font-name-asian="NSimSun" style:font-name-complex="Liberation Mono"/>
    </style:style>
    <style:style style:name="T15" style:family="text">
      <style:text-properties officeooo:rsid="000a3b58" style:font-name-asian="NSimSun" style:font-name-complex="Liberation Mono"/>
    </style:style>
    <style:style style:name="T16" style:family="text">
      <style:text-properties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17" style:family="text">
      <style:text-properties style:font-name="FreeMono" fo:font-size="12pt" fo:font-style="normal" fo:font-weight="normal" officeooo:rsid="00094175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color="#c9211e" loext:opacity="100%"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19" style:family="text">
      <style:text-properties officeooo:rsid="000f973e"/>
    </style:style>
    <style:style style:name="T20" style:family="text">
      <style:text-properties fo:font-weight="bold" style:font-name-asian="Microsoft YaHei" style:font-weight-asian="bold" style:font-name-complex="Mangal2" style:font-weight-complex="bold"/>
    </style:style>
    <style:style style:name="T21" style:family="text">
      <style:text-properties officeooo:rsid="00106a74"/>
    </style:style>
    <style:style style:name="T22" style:family="text">
      <style:text-properties officeooo:rsid="00110b90"/>
    </style:style>
    <style:style style:name="T23" style:family="text">
      <style:text-properties fo:language="pt" fo:country="BR"/>
    </style:style>
    <style:style style:name="T24" style:family="text">
      <style:text-properties fo:language="pt" fo:country="BR" fo:font-style="normal" style:font-style-asian="normal" style:font-style-complex="normal"/>
    </style:style>
    <style:style style:name="T25" style:family="text">
      <style:text-properties fo:language="pt" fo:country="BR" fo:font-style="normal" officeooo:rsid="001588b7" style:font-style-asian="normal" style:font-style-complex="normal"/>
    </style:style>
    <style:style style:name="T26" style:family="text">
      <style:text-properties fo:language="pt" fo:country="BR" fo:font-style="italic" style:font-style-asian="italic" style:font-style-complex="italic"/>
    </style:style>
    <style:style style:name="T27" style:family="text">
      <style:text-properties fo:language="pt" fo:country="BR" fo:font-style="italic" officeooo:rsid="001588b7" style:font-style-asian="italic" style:font-style-complex="italic"/>
    </style:style>
    <style:style style:name="T28" style:family="text">
      <style:text-properties officeooo:rsid="00152525"/>
    </style:style>
    <style:style style:name="T29" style:family="text">
      <style:text-properties style:font-name="FreeSans"/>
    </style:style>
    <style:style style:name="T30" style:family="text">
      <style:text-properties style:font-name="FreeSans" fo:font-size="12pt" fo:language="pt" fo:country="BR" fo:font-style="normal" fo:font-weight="normal" style:font-name-asian="NSimSun" style:font-style-asian="normal" style:font-weight-asian="normal" style:font-name-complex="FreeSans" style:font-style-complex="normal" style:font-weight-complex="normal"/>
    </style:style>
    <style:style style:name="T31" style:family="text">
      <style:text-properties style:font-name="FreeSans" fo:font-size="12pt" fo:language="pt" fo:country="BR" fo:font-style="normal" fo:font-weight="bold" style:font-name-asian="NSimSun" style:font-style-asian="normal" style:font-weight-asian="bold" style:font-name-complex="FreeSans" style:font-style-complex="normal" style:font-weight-complex="bol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5ce" draw:textarea-horizontal-align="justify" draw:textarea-vertical-align="middle" draw:auto-grow-height="false" fo:min-height="0.52cm" fo:min-width="0.489cm" style:writing-mode="lr-tb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73cm" fo:min-width="1.379cm" style:writing-mode="lr-tb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5ce" draw:textarea-horizontal-align="justify" draw:textarea-vertical-align="middle" draw:auto-grow-height="false" fo:min-height="0.661cm" fo:min-width="4.348cm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5ce" draw:textarea-horizontal-align="justify" draw:textarea-vertical-align="middle" draw:auto-grow-height="false" fo:min-height="0.758cm" fo:min-width="4.348cm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5ce" draw:textarea-horizontal-align="justify" draw:textarea-vertical-align="middle" draw:auto-grow-height="false" fo:min-height="0.686cm" fo:min-width="4.35cm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5ce" draw:textarea-horizontal-align="justify" draw:textarea-vertical-align="middle" draw:auto-grow-height="false" fo:min-height="1.085cm" fo:min-width="4.348cm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1"><text:a xlink:type="simple" xlink:href="#__RefHeading___Toc547_3265166932" text:style-name="Index_20_Link" text:visited-style-name="Index_20_Link">I. Sistema de gerenciamento e tratamento de psicologia e psicoterapia – Márcia Regina<text:tab/>2</text:a></text:p>
          <text:p text:style-name="P22"><text:a xlink:type="simple" xlink:href="#__RefHeading___Toc1713_3265166932" text:style-name="Index_20_Link" text:visited-style-name="Index_20_Link">Backend<text:tab/>2</text:a></text:p>
          <text:p text:style-name="P23"><text:a xlink:type="simple" xlink:href="#__RefHeading___Toc549_3265166932" text:style-name="Index_20_Link" text:visited-style-name="Index_20_Link">Cadastro de Paciente<text:tab/>2</text:a></text:p>
          <text:p text:style-name="P24"><text:a xlink:type="simple" xlink:href="#__RefHeading___Toc1708_326516693211" text:style-name="Index_20_Link" text:visited-style-name="Index_20_Link">Lista sequencial de funcionalidades resumida<text:tab/>3</text:a></text:p>
          <text:p text:style-name="P24"><text:a xlink:type="simple" xlink:href="#__RefHeading___Toc5203_2855297167" text:style-name="Index_20_Link" text:visited-style-name="Index_20_Link">Lista sequencial de funcionalidades detalhada<text:tab/>3</text:a></text:p>
          <text:p text:style-name="P26"><text:a xlink:type="simple" xlink:href="#__RefHeading___Toc618_3741321351%20Copia%202" text:style-name="Index_20_Link" text:visited-style-name="Index_20_Link">I. Controller<text:tab/>3</text:a></text:p>
          <text:p text:style-name="P26"><text:a xlink:type="simple" xlink:href="#__RefHeading___Toc5208_2855297167" text:style-name="Index_20_Link" text:visited-style-name="Index_20_Link">II. Service<text:tab/>3</text:a></text:p>
          <text:p text:style-name="P26"><text:a xlink:type="simple" xlink:href="#__RefHeading___Toc5212_2855297167" text:style-name="Index_20_Link" text:visited-style-name="Index_20_Link">III. Validações<text:tab/>3</text:a></text:p>
          <text:p text:style-name="P26"><text:a xlink:type="simple" xlink:href="#__RefHeading___Toc5210_2855297167" text:style-name="Index_20_Link" text:visited-style-name="Index_20_Link">IV. Database<text:tab/>3</text:a></text:p>
          <text:p text:style-name="P24"><text:a xlink:type="simple" xlink:href="#__RefHeading___Toc5203_2855297167%20Copia%201" text:style-name="Index_20_Link" text:visited-style-name="Index_20_Link">Fluxograma<text:tab/>3</text:a></text:p>
          <text:p text:style-name="P22"><text:a xlink:type="simple" xlink:href="#__RefHeading___Toc549_32651669321" text:style-name="Index_20_Link" text:visited-style-name="Index_20_Link">[Frontend]<text:tab/>5</text:a></text:p>
          <text:p text:style-name="P23"><text:a xlink:type="simple" xlink:href="#__RefHeading___Toc549_3265166932%20Copia%201" text:style-name="Index_20_Link" text:visited-style-name="Index_20_Link">[Funcionalidade: Aborde uma funcionalidade no frontend]<text:tab/>5</text:a></text:p>
          <text:p text:style-name="P24"><text:a xlink:type="simple" xlink:href="#__RefHeading___Toc1708_3265166932111" text:style-name="Index_20_Link" text:visited-style-name="Index_20_Link">HTML<text:tab/>5</text:a></text:p>
          <text:p text:style-name="P24"><text:a xlink:type="simple" xlink:href="#__RefHeading___Toc1715_326516693211" text:style-name="Index_20_Link" text:visited-style-name="Index_20_Link">Script<text:tab/>6</text:a></text:p>
          <text:p text:style-name="P25"><text:a xlink:type="simple" xlink:href="#__RefHeading___Toc1725_326516693211%20Copia%201" text:style-name="Index_20_Link" text:visited-style-name="Index_20_Link">Gerenciamento dos dados de entrada<text:tab/>6</text:a></text:p>
          <text:p text:style-name="P26"><text:a xlink:type="simple" xlink:href="#__RefHeading___Toc1708_326516693211%20Copia%201" text:style-name="Index_20_Link" text:visited-style-name="Index_20_Link">I. Lista sequencial de funcionalidades resumida<text:tab/>6</text:a></text:p>
          <text:p text:style-name="P26"><text:a xlink:type="simple" xlink:href="#__RefHeading___Toc7284_2855297167" text:style-name="Index_20_Link" text:visited-style-name="Index_20_Link">II. Lista sequencial de funcionalidades detalhada<text:tab/>6</text:a></text:p>
          <text:p text:style-name="P26"><text:a xlink:type="simple" xlink:href="#__RefHeading___Toc7286_2855297167" text:style-name="Index_20_Link" text:visited-style-name="Index_20_Link">III. Fluxograma<text:tab/>6</text:a></text:p>
          <text:p text:style-name="P25"><text:a xlink:type="simple" xlink:href="#__RefHeading___Toc1725_326516693211%20Copia%201%20Copia%201" text:style-name="Index_20_Link" text:visited-style-name="Index_20_Link">Validação<text:tab/>6</text:a></text:p>
          <text:p text:style-name="P25"><text:a xlink:type="simple" xlink:href="#__RefHeading___Toc1725_326516693211%20Copia%202" text:style-name="Index_20_Link" text:visited-style-name="Index_20_Link">Máscaras<text:tab/>6</text:a></text:p>
          <text:p text:style-name="P25"><text:a xlink:type="simple" xlink:href="#__RefHeading___Toc1725_326516693211%20Copia%203" text:style-name="Index_20_Link" text:visited-style-name="Index_20_Link">Eventos<text:tab/>7</text:a></text:p>
          <text:p text:style-name="P25"><text:a xlink:type="simple" xlink:href="#__RefHeading___Toc1725_326516693211%20Copia%204" text:style-name="Index_20_Link" text:visited-style-name="Index_20_Link">Tratamento de erro<text:tab/>7</text:a></text:p>
          <text:p text:style-name="P25"><text:a xlink:type="simple" xlink:href="#__RefHeading___Toc1725_326516693211%20Copia%205" text:style-name="Index_20_Link" text:visited-style-name="Index_20_Link">Mensagens do sistema<text:tab/>7</text:a></text:p>
          <text:p text:style-name="P25"><text:a xlink:type="simple" xlink:href="#__RefHeading___Toc5203_2855297167%20Copia%202" text:style-name="Index_20_Link" text:visited-style-name="Index_20_Link">Testes de funcionalidades<text:tab/>7</text:a></text:p>
          <text:p text:style-name="P24"><text:a xlink:type="simple" xlink:href="#__RefHeading___Toc1708_3265166932121" text:style-name="Index_20_Link" text:visited-style-name="Index_20_Link">CSS<text:tab/>7</text:a></text:p>
          <text:p text:style-name="P25"><text:a xlink:type="simple" xlink:href="#__RefHeading___Toc5203_2855297167%20Copia%202%20Copia%202" text:style-name="Index_20_Link" text:visited-style-name="Index_20_Link">Layout<text:tab/>8</text:a></text:p>
          <text:p text:style-name="P25"><text:a xlink:type="simple" xlink:href="#__RefHeading___Toc7306_2855297167" text:style-name="Index_20_Link" text:visited-style-name="Index_20_Link">Estrutura de estilo<text:tab/>8</text:a></text:p>
        </text:index-body>
      </text:table-of-content>
      <text:p text:style-name="P56"/>
      <text:p text:style-name="P57"/>
      <text:h text:style-name="P27" text:outline-level="1"><text:bookmark-start text:name="__RefHeading___Toc547_3265166932"/>Sistema de gerenciamento e tratamento de psicologia e psicoterapia – Márcia Regina<text:bookmark-end text:name="__RefHeading___Toc547_3265166932"/></text:h>
      <text:p text:style-name="P61"/>
      <text:p text:style-name="P52">O sistema de gerenciamento e tratamento de psicologia e psicoterapia é um sistema web que acompanha todo o período de tratamento do paciente desde o seu inicio até o fim o tratamento. Armazenando seus dados e todo os detalhes e documentos utilizados para o tratamento.</text:p>
      <text:p text:style-name="P2"/>
      <text:p text:style-name="P2"/>
      <text:p text:style-name="P5">O sistema se utiliza de tecnologias como:</text:p>
      <text:p text:style-name="P5"/>
      <text:list text:style-name="List_20_1">
        <text:list-item>
          <text:list>
            <text:list-item>
              <text:p text:style-name="P49">Frontend:<text:span text:style-name="T11"> HTML, CSS, Typescript</text:span></text:p>
            </text:list-item>
            <text:list-item>
              <text:p text:style-name="P49">Backend:<text:span text:style-name="T11"> Java, SpringBoot, MariaDB, </text:span><text:span text:style-name="T12">Apache POI e Jasper Reports</text:span></text:p>
            </text:list-item>
          </text:list>
        </text:list-item>
      </text:list>
      <text:p text:style-name="P50"><text:span text:style-name="T12"/></text:p>
      <text:p text:style-name="P51"><text:span text:style-name="T11">Detalhes da arquitetura e projeto:</text:span></text:p>
      <text:p text:style-name="P51"><text:span text:style-name="T11"/></text:p>
      <text:p text:style-name="P51"><text:span text:style-name="T11">Este é um projeto web com arquitetura MVC, os seus dados recebidos no servidor sempre serão com arquitetura REST e o gerenciamento dos dados utilizando orientação a objeto.</text:span></text:p>
      <text:p text:style-name="P5"/>
      <text:p text:style-name="P8"/>
      <text:h text:style-name="P28" text:outline-level="2"><text:bookmark-start text:name="__RefHeading___Toc1713_3265166932"/>Backend<text:bookmark-end text:name="__RefHeading___Toc1713_3265166932"/></text:h>
      <text:p text:style-name="P1"/>
      <text:h text:style-name="P30" text:outline-level="3"><text:bookmark-start text:name="__RefHeading___Toc549_3265166932"/><text:span text:style-name="T20">Cadastro de Paciente</text:span><text:bookmark-end text:name="__RefHeading___Toc549_3265166932"/></text:h>
      <text:p text:style-name="P62"/>
      <text:p text:style-name="P63"><text:bookmark-start text:name="__RefHeading___Toc1608_3265166932"/>Esta funcionalidade visa o cadastro de um paciente desde o recebimento dos dados via http até a inserção final no banco de dados. Os dados recebidos passam por uma validação de tipo para poder ser inserido no banco de dados de forma correta.<text:bookmark-end text:name="__RefHeading___Toc1608_3265166932"/></text:p>
      <text:p text:style-name="P56"/>
      <text:p text:style-name="P56"/>
      <text:p text:style-name="P56"/>
      <text:p text:style-name="P56"/>
      <text:p text:style-name="P56"/>
      <text:p text:style-name="P56"/>
      <text:h text:style-name="P35" text:outline-level="4"><text:bookmark-start text:name="__RefHeading___Toc1708_326516693211"/><text:soft-page-break/><text:span text:style-name="T10">Lista sequencial de funcionalidades resumida</text:span><text:bookmark-end text:name="__RefHeading___Toc1708_326516693211"/></text:h>
      <text:list xml:id="list3887333853" text:style-name="L3">
        <text:list-header>
          <text:p text:style-name="P69">Na lista sequencia será ilustrada como: &lt;class&gt;::&lt;método&gt;</text:p>
        </text:list-header>
        <text:list-item>
          <text:p text:style-name="P70">CreateControllerPaciente::cadastroDePaciente(PacienteRecord)</text:p>
        </text:list-item>
        <text:list-item>
          <text:p text:style-name="P71">CreatePacienteService::validacaoNaoPodeSerIgual<text:span text:style-name="T28">(PacienteRecord)</text:span></text:p>
        </text:list-item>
        <text:list-item>
          <text:p text:style-name="P69">CreatePacienteService::cadastrarPaciente(PacienteRecord)</text:p>
        </text:list-item>
        <text:list-item>
          <text:p text:style-name="P69">EnderecoRepository::save(Endereco)</text:p>
        </text:list-item>
        <text:list-item>
          <text:p text:style-name="P69">QueixaRepository::save(Queixa)</text:p>
        </text:list-item>
        <text:list-item>
          <text:p text:style-name="P69">CreatePacienteRepository::save(Paciente)</text:p>
        </text:list-item>
      </text:list>
      <text:h text:style-name="P40" text:outline-level="4" text:is-list-header="true"/>
      <text:h text:style-name="P40" text:outline-level="4"><text:bookmark-start text:name="__RefHeading___Toc5203_2855297167"/>Lista sequencial de funcionalidades detalhada<text:bookmark-end text:name="__RefHeading___Toc5203_2855297167"/></text:h>
      <text:p text:style-name="P74"/>
      <text:h text:style-name="P46" text:outline-level="6"><text:bookmark-start text:name="__RefHeading___Toc618_3741321351 Copia 2"/>Controller<text:bookmark-end text:name="__RefHeading___Toc618_3741321351 Copia 2"/></text:h>
      <text:list text:style-name="L4">
        <text:list-item>
          <text:p text:style-name="P72">CreateControllerPaciente::cadastroDePaciente(PacienteRecord)</text:p>
          <text:list>
            <text:list-header>
              <text:p text:style-name="P68"><text:span text:style-name="T23">O método </text:span><text:span text:style-name="T26">cadastroDePaciente</text:span><text:span text:style-name="T24"> é um método do tipo POST com URL “</text:span><text:a xlink:type="simple" xlink:href="http://localhost:8080/cadastro/paciente" text:style-name="Internet_20_link" text:visited-style-name="Visited_20_Internet_20_Link"><text:span text:style-name="T24">http://localhost:8080/cadastro/paciente</text:span></text:a><text:span text:style-name="T24">”, e o na sua assinatura este método aguarda pelo corpo da requisição um objeto do tipo </text:span><text:span text:style-name="T26">PacienteRecord</text:span><text:span text:style-name="T24"> em formato da arquitetura REST em JSON. </text:span><text:span text:style-name="T25">Possui uma validação do objeto para verificar se este usuário já possui cadastro no sistema, o seu retorno é via </text:span><text:span text:style-name="T27">ResponseEntity.</text:span></text:p>
            </text:list-header>
            <text:list-item>
              <text:p text:style-name="P73"/>
            </text:list-item>
          </text:list>
        </text:list-item>
      </text:list>
      <text:h text:style-name="P47" text:outline-level="6"><text:bookmark-start text:name="__RefHeading___Toc5208_2855297167"/>Service<text:bookmark-end text:name="__RefHeading___Toc5208_2855297167"/></text:h>
      <text:h text:style-name="P47" text:outline-level="6"><text:bookmark-start text:name="__RefHeading___Toc5212_2855297167"/>Validações<text:bookmark-end text:name="__RefHeading___Toc5212_2855297167"/></text:h>
      <text:h text:style-name="P47" text:outline-level="6"><text:bookmark-start text:name="__RefHeading___Toc5210_2855297167"/>Database<text:bookmark-end text:name="__RefHeading___Toc5210_2855297167"/></text:h>
      <text:h text:style-name="P37" text:outline-level="4"/>
      <text:h text:style-name="P41" text:outline-level="4" text:is-list-header="true"><text:bookmark-start text:name="__RefHeading___Toc5203_2855297167 Copia 1"/>Fluxograma<text:bookmark-end text:name="__RefHeading___Toc5203_2855297167 Copia 1"/></text:h>
      <text:h text:style-name="P37" text:outline-level="4"/>
      <text:p text:style-name="P80"/>
      <text:p text:style-name="P64"><draw:custom-shape text:anchor-type="paragraph" draw:z-index="4" draw:name="Forma 4" draw:style-name="gr2" draw:text-style-name="P83" svg:width="0.69cm" svg:height="0.736cm" svg:x="8.103cm" svg:y="0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7"><draw:line text:anchor-type="paragraph" draw:z-index="5" draw:name="Linha 2" draw:style-name="gr1" draw:text-style-name="P82" svg:x1="8.437cm" svg:y1="0.102cm" svg:x2="8.437cm" svg:y2="0.871cm"><text:p/></draw:line><text:tab/></text:p>
      <text:list text:style-name="L1">
        <text:list-item>
          <text:list>
            <text:list-header>
              <text:p text:style-name="P65"><draw:custom-shape text:anchor-type="paragraph" draw:z-index="0" draw:name="Forma 5" draw:style-name="gr9" draw:text-style-name="P88" svg:width="4.349cm" svg:height="1.086cm" svg:x="6.278cm" svg:y="-0.081cm"><text:p text:style-name="P87"><text:span text:style-name="T30">clearUserData() </text:span></text:p><draw:enhanced-geometry svg:viewBox="0 0 21600 21600" draw:type="rectangle" draw:enhanced-path="M 0 0 L 21600 0 21600 21600 0 21600 0 0 Z N"/></draw:custom-shape></text:p>
            </text:list-header>
          </text:list>
        </text:list-item>
      </text:list>
      <text:p text:style-name="P75"><draw:line text:anchor-type="paragraph" draw:z-index="6" draw:name="Linha horizontal 1" draw:style-name="gr1" draw:text-style-name="P82" svg:x1="8.41cm" svg:y1="0.051cm" svg:x2="8.41cm" svg:y2="0.857cm"><text:p/></draw:line><text:bookmark-start text:name="__RefHeading___Toc618_3741321351 Copia 1"/><text:tab/><text:tab/><text:bookmark-end text:name="__RefHeading___Toc618_3741321351 Copia 1"/></text:p>
      <text:p text:style-name="P76"><draw:custom-shape text:anchor-type="paragraph" draw:z-index="12" draw:name="Forma 7" draw:style-name="gr5" draw:text-style-name="P86" svg:width="2.759cm" svg:height="1.745cm" svg:x="7.038cm" svg:y="0.026cm"><text:p text:style-name="P86"><text:span text:style-name="T29">getToke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13" draw:name="Quadro de texto 1" draw:style-name="gr4" draw:text-style-name="P85" svg:width="1.243cm" svg:height="0.712cm" svg:x="10.125cm" svg:y="0.169cm"><draw:text-box><text:p>false</text:p></draw:text-box></draw:frame></text:p>
      <text:p text:style-name="P76"><draw:line text:anchor-type="paragraph" draw:z-index="7" draw:name="Linha horizontal 2" draw:style-name="gr1" draw:text-style-name="P82" svg:x1="9.797cm" svg:y1="0.049cm" svg:x2="11.681cm" svg:y2="0.049cm"><text:p/></draw:line><draw:line text:anchor-type="paragraph" draw:z-index="8" draw:name="Linha horizontal 3" draw:style-name="gr1" draw:text-style-name="P82" svg:x1="11.68cm" svg:y1="0.049cm" svg:x2="11.68cm" svg:y2="0.638cm"><text:p/></draw:line></text:p>
      <text:p text:style-name="P76"><draw:custom-shape text:anchor-type="paragraph" draw:z-index="1" draw:name="Forma 12" draw:style-name="gr8" draw:text-style-name="P88" svg:width="4.351cm" svg:height="0.687cm" svg:x="0cm" svg:y="0cm"><text:p text:style-name="P87"><text:span text:style-name="T30">Token = null</text:span></text:p><draw:enhanced-geometry svg:viewBox="0 0 21600 21600" draw:type="rectangle" draw:enhanced-path="M 0 0 L 21600 0 21600 21600 0 21600 0 0 Z N"/></draw:custom-shape><draw:line text:anchor-type="paragraph" draw:z-index="10" draw:name="Linha horizontal 8" draw:style-name="gr1" draw:text-style-name="P82" svg:x1="8.41cm" svg:y1="0.109cm" svg:x2="8.41cm" svg:y2="1.504cm"><text:p/></draw:line></text:p>
      <text:p text:style-name="P11"><draw:line text:anchor-type="paragraph" draw:z-index="9" draw:name="Linha horizontal 7" draw:style-name="gr1" draw:text-style-name="P82" svg:x1="11.705cm" svg:y1="-0.337cm" svg:x2="11.705cm" svg:y2="0.409cm"><text:p/></draw:line><draw:line text:anchor-type="paragraph" draw:z-index="11" draw:name="Linha horizontal 18" draw:style-name="gr1" draw:text-style-name="P82" svg:x1="8.41cm" svg:y1="0.409cm" svg:x2="11.705cm" svg:y2="0.409cm"><text:p/></draw:line></text:p>
      <text:p text:style-name="P11"><draw:custom-shape text:anchor-type="paragraph" draw:z-index="2" draw:name="Forma 27" draw:style-name="gr7" draw:text-style-name="P88" svg:width="4.349cm" svg:height="0.759cm" svg:x="6.278cm" svg:y="0.095cm"><text:p text:style-name="P87"><text:span text:style-name="T31">new</text:span><text:span text:style-name="T30"> FormGroup</text:span></text:p><draw:enhanced-geometry svg:viewBox="0 0 21600 21600" draw:type="rectangle" draw:enhanced-path="M 0 0 L 21600 0 21600 21600 0 21600 0 0 Z N"/></draw:custom-shape></text:p>
      <text:p text:style-name="P11"><draw:line text:anchor-type="paragraph" draw:z-index="14" draw:name="Linha horizontal 19" draw:style-name="gr1" draw:text-style-name="P82" svg:x1="8.433cm" svg:y1="0.265cm" svg:x2="8.433cm" svg:y2="1.059cm"><text:p/></draw:line></text:p>
      <text:p text:style-name="P11"><draw:custom-shape text:anchor-type="paragraph" draw:z-index="3" draw:name="Forma 28" draw:style-name="gr6" draw:text-style-name="P88" svg:width="4.349cm" svg:height="0.662cm" svg:x="6.278cm" svg:y="0.482cm"><text:p text:style-name="P87"><text:span text:style-name="T30">setupLoginForm()</text:span></text:p><draw:enhanced-geometry svg:viewBox="0 0 21600 21600" draw:type="rectangle" draw:enhanced-path="M 0 0 L 21600 0 21600 21600 0 21600 0 0 Z N"/></draw:custom-shape></text:p>
      <text:p text:style-name="P16"><draw:custom-shape text:anchor-type="paragraph" draw:z-index="16" draw:name="Forma 29" draw:style-name="gr2" draw:text-style-name="P83" svg:width="0.69cm" svg:height="0.736cm" svg:x="10.22cm" svg:y="1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name="Quadro de texto 2" draw:style-name="gr3" draw:text-style-name="P84" svg:width="2.758cm" svg:height="0.786cm" svg:x="10.728cm" svg:y="0.072cm"><draw:text-box><text:p><text:span text:style-name="T29">Observable</text:span></text:p></draw:text-box></draw:frame><draw:line text:anchor-type="paragraph" draw:z-index="17" draw:name="Linha horizontal 20" draw:style-name="gr1" draw:text-style-name="P82" svg:x1="8.431cm" svg:y1="0.554cm" svg:x2="8.431cm" svg:y2="1.348cm"><text:p/></draw:line></text:p>
      <text:p text:style-name="P11"/>
      <text:p text:style-name="P11"/>
      <text:p text:style-name="P1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33" text:outline-level="4" text:is-list-header="true"/>
      <text:h text:style-name="P34" text:outline-level="4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3"/>
      <text:list text:style-name="L2">
        <text:list-item>
          <text:list>
            <text:list-header>
              <text:p text:style-name="P67"/>
            </text:list-header>
          </text:list>
        </text:list-item>
      </text:list>
      <text:p text:style-name="P66"/>
      <text:p text:style-name="P58"/>
      <text:p text:style-name="P58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P28" text:outline-level="2"><text:bookmark-start text:name="__RefHeading___Toc549_32651669321"/>[Frontend]<text:bookmark-end text:name="__RefHeading___Toc549_32651669321"/></text:h>
      <text:p text:style-name="P77"/>
      <text:p text:style-name="P77"/>
      <text:h text:style-name="P31" text:outline-level="3"><text:bookmark-start text:name="__RefHeading___Toc549_3265166932 Copia 1"/>[<text:span text:style-name="T19">Funcionalidade: </text:span><text:span text:style-name="T21">Aborde uma funcionalidade </text:span><text:span text:style-name="T22">no frontend</text:span><text:span text:style-name="T20">]</text:span><text:bookmark-end text:name="__RefHeading___Toc549_3265166932 Copia 1"/></text:h>
      <text:p text:style-name="P77"/>
      <text:p text:style-name="P77"/>
      <text:h text:style-name="P36" text:outline-level="4"><text:bookmark-start text:name="__RefHeading___Toc1708_3265166932111"/><text:span text:style-name="T4">H</text:span>TML<text:bookmark-end text:name="__RefHeading___Toc1708_3265166932111"/></text:h>
      <text:p text:style-name="P78"/>
      <text:p text:style-name="P13">O documento HTML possui uma estrutura de<text:span text:style-name="T5"> </text:span><text:span text:style-name="T7">...</text:span></text:p>
      <text:p text:style-name="P13"/>
      <text:h text:style-name="P42" text:outline-level="4"/>
      <text:p text:style-name="P15"/>
      <text:p text:style-name="P14"/>
      <text:p text:style-name="P14"/>
      <text:p text:style-name="P54"><text:span text:style-name="T1"><text:tab/></text:span><text:span text:style-name="T18">form &gt; </text:span></text:p>
      <text:p text:style-name="P19"><text:tab/><text:tab/>div (container-fluid pai) &gt;</text:p>
      <text:p text:style-name="P55"><text:span text:style-name="T16"><text:tab/><text:tab/><text:tab/></text:span><text:span text:style-name="T17">div (filho row)</text:span><text:span text:style-name="T16"> &gt;</text:span></text:p>
      <text:p text:style-name="P55"><text:span text:style-name="T16"><text:tab/><text:tab/><text:tab/><text:tab/></text:span><text:span text:style-name="T17">div (col-12 div-contorno) &gt;</text:span></text:p>
      <text:p text:style-name="P20"><text:tab/><text:tab/><text:tab/><text:tab/><text:tab/>div (col-12) &gt;</text:p>
      <text:p text:style-name="P20"><text:tab/><text:tab/><text:tab/><text:tab/><text:tab/><text:tab/>img</text:p>
      <text:p text:style-name="P55"><text:span text:style-name="T16"><text:tab/></text:span><text:span text:style-name="T17"><text:tab/><text:tab/><text:tab/><text:tab/>div (col-12) &gt;</text:span></text:p>
      <text:p text:style-name="P20"><text:soft-page-break/><text:tab/><text:tab/><text:tab/><text:tab/><text:tab/><text:tab/>input (text)</text:p>
      <text:p text:style-name="P20"><text:tab/><text:tab/><text:tab/><text:tab/><text:tab/><text:tab/>input (password)</text:p>
      <text:p text:style-name="P20"><text:tab/><text:tab/><text:tab/><text:tab/><text:tab/><text:tab/>button (submit)</text:p>
      <text:p text:style-name="P20"><text:tab/><text:tab/><text:tab/><text:tab/>div (col-12 error-message) &gt;</text:p>
      <text:p text:style-name="P20"><text:tab/><text:tab/><text:tab/><text:tab/><text:tab/>div &gt;</text:p>
      <text:p text:style-name="P20"><text:tab/><text:tab/><text:tab/><text:tab/><text:tab/><text:tab/>img</text:p>
      <text:p text:style-name="P54"/>
      <text:p text:style-name="P78"/>
      <text:h text:style-name="P38" text:outline-level="4"/>
      <text:p text:style-name="P81"/>
      <text:h text:style-name="P38" text:outline-level="4"/>
      <text:p text:style-name="P81"/>
      <text:p text:style-name="P81"/>
      <text:h text:style-name="P42" text:outline-level="4"><text:bookmark-start text:name="__RefHeading___Toc1715_326516693211"/><text:span text:style-name="T22">S</text:span>cript<text:bookmark-end text:name="__RefHeading___Toc1715_326516693211"/></text:h>
      <text:p text:style-name="P78"/>
      <text:p text:style-name="P10">O script da página trabalha com o <text:span text:style-name="T5">FormControl</text:span> do angular para gerenciar os dados de login tendo os seus métodos getters utilizando <text:span text:style-name="T5">AbstractControl. </text:span><text:span text:style-name="T13">Atrav</text:span><text:span text:style-name="T14">és da recuperação desses dados é acionado a service para </text:span><text:span text:style-name="T15">processamento da autenticação.</text:span></text:p>
      <text:p text:style-name="P10"/>
      <text:p text:style-name="P10"/>
      <text:h text:style-name="P43" text:outline-level="5" text:is-list-header="true"><text:bookmark-start text:name="__RefHeading___Toc1725_326516693211 Copia 1"/>Gerenciamento dos dados de entrada<text:bookmark-end text:name="__RefHeading___Toc1725_326516693211 Copia 1"/></text:h>
      <text:p text:style-name="P76"/>
      <text:h text:style-name="P48" text:outline-level="6"><text:bookmark-start text:name="__RefHeading___Toc1708_326516693211 Copia 1"/>Lista sequencial de funcionalidades resumida<text:bookmark-end text:name="__RefHeading___Toc1708_326516693211 Copia 1"/></text:h>
      <text:p text:style-name="P76"/>
      <text:h text:style-name="P48" text:outline-level="6"><text:bookmark-start text:name="__RefHeading___Toc7284_2855297167"/>Lista sequencial de funcionalidades detalhada<text:bookmark-end text:name="__RefHeading___Toc7284_2855297167"/></text:h>
      <text:p text:style-name="P76"/>
      <text:h text:style-name="P46" text:outline-level="6"><text:bookmark-start text:name="__RefHeading___Toc7286_2855297167"/>Fluxograma<text:bookmark-end text:name="__RefHeading___Toc7286_2855297167"/></text:h>
      <text:p text:style-name="P76"/>
      <text:h text:style-name="P43" text:outline-level="5" text:is-list-header="true"><text:bookmark-start text:name="__RefHeading___Toc1725_326516693211 Copia 1 Copia 1"/>Validação<text:bookmark-end text:name="__RefHeading___Toc1725_326516693211 Copia 1 Copia 1"/></text:h>
      <text:p text:style-name="P76"/>
      <text:p text:style-name="P76"/>
      <text:h text:style-name="P43" text:outline-level="5" text:is-list-header="true"><text:bookmark-start text:name="__RefHeading___Toc1725_326516693211 Copia 2"/><text:soft-page-break/>Máscaras<text:bookmark-end text:name="__RefHeading___Toc1725_326516693211 Copia 2"/></text:h>
      <text:p text:style-name="P76"/>
      <text:p text:style-name="P76"/>
      <text:h text:style-name="P43" text:outline-level="5" text:is-list-header="true"><text:bookmark-start text:name="__RefHeading___Toc1725_326516693211 Copia 3"/>Eventos<text:bookmark-end text:name="__RefHeading___Toc1725_326516693211 Copia 3"/></text:h>
      <text:p text:style-name="P76"/>
      <text:p text:style-name="P76"/>
      <text:h text:style-name="P43" text:outline-level="5" text:is-list-header="true"><text:bookmark-start text:name="__RefHeading___Toc1725_326516693211 Copia 4"/>Tratamento de erro<text:bookmark-end text:name="__RefHeading___Toc1725_326516693211 Copia 4"/></text:h>
      <text:p text:style-name="P76"/>
      <text:p text:style-name="P76"/>
      <text:h text:style-name="P43" text:outline-level="5" text:is-list-header="true"><text:bookmark-start text:name="__RefHeading___Toc1725_326516693211 Copia 5"/>Mensagens do sistema<text:bookmark-end text:name="__RefHeading___Toc1725_326516693211 Copia 5"/></text:h>
      <text:p text:style-name="P76"/>
      <text:p text:style-name="P76"/>
      <text:h text:style-name="P43" text:outline-level="5" text:is-list-header="true"><text:bookmark-start text:name="__RefHeading___Toc5203_2855297167 Copia 2"/>Testes de funcionalidades<text:bookmark-end text:name="__RefHeading___Toc5203_2855297167 Copia 2"/></text:h>
      <text:p text:style-name="P76"/>
      <text:p text:style-name="P76"/>
      <text:p text:style-name="P76"/>
      <text:p text:style-name="P76"/>
      <text:p text:style-name="P76"/>
      <text:h text:style-name="P39" text:outline-level="4"><text:bookmark-start text:name="__RefHeading___Toc1708_3265166932121"/>CSS<text:bookmark-end text:name="__RefHeading___Toc1708_3265166932121"/></text:h>
      <text:p text:style-name="P59"/>
      <text:p text:style-name="P59"/>
      <text:p text:style-name="P60"/>
      <text:p text:style-name="P76"/>
      <text:p text:style-name="P6">A estilização da página de login foi desenvolvida em três arquivos representando a responsividade da página em <text:span text:style-name="T6">‘style-big-responsive.scss’, ‘style-middle-responsive.scss’</text:span><text:span text:style-name="T9"> e </text:span><text:span text:style-name="T6">‘style-small-responsive.scss’</text:span><text:span text:style-name="T9">. O principal arquivo </text:span><text:span text:style-name="T6">‘style-big-responsive.scss’ </text:span><text:span text:style-name="T9">é o que contém todas as configurações original e a partir dele conforme a responsividade as classes vão sendo ajustadas do </text:span><text:span text:style-name="T6">middle</text:span><text:span text:style-name="T9"> até o </text:span><text:span text:style-name="T6">small.</text:span></text:p>
      <text:p text:style-name="P18"/>
      <text:p text:style-name="P12"><text:span text:style-name="T8">Este componente inicia-se com a tag de formulario </text:span><text:span text:style-name="T6">&lt;form&gt;</text:span><text:span text:style-name="T8"> e, a partir dele o layout é distribuido com </text:span><text:span text:style-name="T6">&lt;div&gt;</text:span><text:span text:style-name="T8"> sendo a principal contendo a classe </text:span><text:span text:style-name="T6">container-fluid</text:span><text:span text:style-name="T8"> do Bootstrap, a partir </text:span><text:soft-page-break/><text:span text:style-name="T8">dali o grid da página é distribuído em layout de </text:span><text:span text:style-name="T6">row </text:span><text:span text:style-name="T8">e </text:span><text:span text:style-name="T6">col</text:span><text:span text:style-name="T8"> do Bootstrap. Toda a estilização foi feita a mão utilizando pouquíssimas classes Bootstrap, por tanto será necessário fazer leitura de código css.</text:span></text:p>
      <text:p text:style-name="P7"/>
      <text:p text:style-name="P7"/>
      <text:h text:style-name="P44" text:outline-level="5" text:is-list-header="true"><text:bookmark-start text:name="__RefHeading___Toc5203_2855297167 Copia 2 Copia 2"/>Layout<text:bookmark-end text:name="__RefHeading___Toc5203_2855297167 Copia 2 Copia 2"/></text:h>
      <text:p text:style-name="P79"/>
      <text:h text:style-name="P45" text:outline-level="5"><text:bookmark-start text:name="__RefHeading___Toc7306_2855297167"/><text:span text:style-name="T3">E</text:span><text:span text:style-name="T2">strutura de estilo</text:span><text:bookmark-end text:name="__RefHeading___Toc7306_2855297167"/></text:h>
      <text:p text:style-name="P11"><text:bookmark-start text:name="__RefHeading___Toc355_33641865141"/><text:bookmark-end text:name="__RefHeading___Toc355_33641865141"/></text:p>
      <text:p text:style-name="P3"/>
      <text:h text:style-name="P32" text:outline-level="3"><text:bookmark-start text:name="__RefHeading___Toc555_32651669321"/><text:bookmark-end text:name="__RefHeading___Toc555_32651669321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29" text:outline-level="2"><text:bookmark-start text:name="__RefHeading___Toc549_326516693211"/><text:bookmark-end text:name="__RefHeading___Toc549_32651669321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OpenSymbol" svg:font-family="OpenSymbol" style:font-charset="x-symbol"/>
    <style:font-face style:name="SimSun" svg:font-family="SimSun" style:font-family-generic="modern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1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1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eeSans2" fo:font-family="FreeSans" style:font-style-name="Negrito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eeSans3" fo:font-family="FreeSans" style:font-style-name="Negrito Itálico" style:font-family-generic="swiss" style:font-pitch="variable" fo:font-size="12pt" fo:font-style="italic" fo:font-weight="600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FreeSans1" fo:font-family="FreeSans" style:font-style-name="Itálico" style:font-family-generic="swiss" style:font-pitch="variable" fo:font-style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eeSans2" fo:font-family="FreeSans" style:font-style-name="Negrito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199cm" fo:page-height="33.0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11-13T13:06:08.816000000</dc:date>
    <meta:editing-duration>PT18H41M10S</meta:editing-duration>
    <meta:editing-cycles>21</meta:editing-cycles>
    <meta:document-statistic meta:table-count="0" meta:image-count="0" meta:object-count="0" meta:page-count="9" meta:paragraph-count="91" meta:word-count="603" meta:character-count="4209" meta:non-whitespace-character-count="3647"/>
  </office:meta>
</office:document-meta>
</file>